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46654838573602185" text:style-name="L1">
        <text:list-item>
          <text:p text:style-name="P1">Fijo:</text:p>
        </text:list-item>
      </text:list>
      <text:p text:style-name="Standard"><text:tab/><text:a xlink:type="simple" xlink:href="https://librosquehayqueleer-laky.blogspot.com/" office:name="Blogspot" text:style-name="Internet_20_link" text:visited-style-name="Visited_20_Internet_20_Link">https://librosquehayqueleer-laky.blogspot.com/</text:a></text:p>
      <text:list xml:id="list32444629" text:continue-numbering="true" text:style-name="L1">
        <text:list-item>
          <text:p text:style-name="P1">Líquido:</text:p>
        </text:list-item>
      </text:list>
      <text:p text:style-name="Standard"><text:tab/><text:a xlink:type="simple" xlink:href="https://www.marca.com/" office:name="Marca" text:style-name="Internet_20_link" text:visited-style-name="Visited_20_Internet_20_Link">https://www.marca.com/</text:a></text:p>
      <text:list xml:id="list32436923" text:continue-numbering="true" text:style-name="L1">
        <text:list-item>
          <text:p text:style-name="P1">Adaptativo:</text:p>
        </text:list-item>
      </text:list>
      <text:p text:style-name="Standard"><text:tab/><text:a xlink:type="simple" xlink:href="https://historia.nationalgeographic.com.es/" office:name="NationalGeographic" text:style-name="Internet_20_link" text:visited-style-name="Visited_20_Internet_20_Link">https://historia.nationalgeographic.com.es</text:a></text:p>
      <text:list xml:id="list32416618" text:continue-numbering="true" text:style-name="L1">
        <text:list-item>
          <text:p text:style-name="P1">Responsivo:</text:p>
        </text:list-item>
      </text:list>
      <text:p text:style-name="Standard"><text:tab/><text:a xlink:type="simple" xlink:href="https://www.boe.es/" office:name="BOE" text:style-name="Internet_20_link" text:visited-style-name="Visited_20_Internet_20_Link">https://www.boe.e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37S</meta:editing-duration>
    <meta:editing-cycles>8</meta:editing-cycles>
    <meta:generator>OpenOffice/4.1.15$Win32 OpenOffice.org_project/4115m2$Build-9813</meta:generator>
    <dc:date>2024-10-15T12:17:53.55</dc:date>
    <dc:creator>Pablo Garcia</dc:creator>
    <meta:document-statistic meta:table-count="0" meta:image-count="0" meta:object-count="0" meta:page-count="1" meta:paragraph-count="8" meta:word-count="12" meta:character-count="176"/>
    <meta:user-defined meta:name="Info 1"/>
    <meta:user-defined meta:name="Info 2"/>
    <meta:user-defined meta:name="Info 3"/>
    <meta:user-defined meta:name="Info 4"/>
  </office:meta>
</office:document-meta>
</file>